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font-name="Times" fo:font-size="12pt" fo:letter-spacing="normal" fo:font-style="normal" fo:font-weight="normal" officeooo:rsid="0006fa68" officeooo:paragraph-rsid="0006fa68" style:font-size-asian="12pt" style:font-size-complex="12pt"/>
    </style:style>
    <style:style style:name="P2" style:family="paragraph" style:parent-style-name="Standard">
      <style:text-properties style:font-name="Times" fo:font-size="12pt" officeooo:rsid="0004e23d" officeooo:paragraph-rsid="0004e23d" style:font-size-asian="12pt" style:font-size-complex="12pt"/>
    </style:style>
    <style:style style:name="P3" style:family="paragraph" style:parent-style-name="Standard">
      <style:text-properties style:font-name="Times" fo:font-size="12pt" officeooo:rsid="0004ea31" officeooo:paragraph-rsid="0004ea31" style:font-size-asian="12pt" style:font-size-complex="12pt"/>
    </style:style>
    <style:style style:name="P4" style:family="paragraph" style:parent-style-name="Standard" style:list-style-name="L1">
      <style:text-properties style:font-name="Times" fo:font-size="12pt" officeooo:rsid="0004ea31" officeooo:paragraph-rsid="0004ea31" style:font-size-asian="12pt" style:font-size-complex="12pt"/>
    </style:style>
    <style:style style:name="P5" style:family="paragraph" style:parent-style-name="Standard" style:list-style-name="L1">
      <style:text-properties style:font-name="Times" fo:font-size="12pt" officeooo:rsid="0006fa68" officeooo:paragraph-rsid="0006fa68" style:font-size-asian="12pt" style:font-size-complex="12pt"/>
    </style:style>
    <style:style style:name="P6" style:family="paragraph" style:parent-style-name="Standard" style:list-style-name="L1">
      <style:text-properties style:font-name="Times" fo:font-size="12pt" officeooo:rsid="00065be2" officeooo:paragraph-rsid="00065be2" style:font-size-asian="12pt" style:font-size-complex="12pt"/>
    </style:style>
    <style:style style:name="P7" style:family="paragraph" style:parent-style-name="Standard" style:list-style-name="L1">
      <style:text-properties fo:font-variant="normal" fo:text-transform="none" fo:color="#333333" style:font-name="Times" fo:font-size="12pt" fo:letter-spacing="normal" fo:font-style="normal" fo:font-weight="normal" officeooo:rsid="0006fa68" officeooo:paragraph-rsid="0006fa68" style:font-size-asian="12pt" style:font-size-complex="12pt"/>
    </style:style>
    <style:style style:name="P8" style:family="paragraph" style:parent-style-name="Standard" style:list-style-name="L1">
      <style:text-properties fo:font-variant="normal" fo:text-transform="none" fo:color="#222222" style:font-name="Times" fo:font-size="12pt" fo:letter-spacing="normal" fo:font-style="normal" fo:font-weight="normal" officeooo:rsid="0006fa68" officeooo:paragraph-rsid="0006fa68" style:font-size-asian="12pt" style:font-size-complex="12pt"/>
    </style:style>
    <style:style style:name="P9" style:family="paragraph" style:parent-style-name="Standard" style:list-style-name="L2">
      <style:text-properties fo:font-variant="normal" fo:text-transform="none" fo:color="#222222" style:font-name="Times" fo:font-size="12pt" fo:letter-spacing="normal" fo:font-style="normal" fo:font-weight="normal" officeooo:rsid="0006fa68" officeooo:paragraph-rsid="0006fa68" style:font-size-asian="12pt" style:font-size-complex="12pt"/>
    </style:style>
    <style:style style:name="P10" style:family="paragraph" style:parent-style-name="Standard" style:list-style-name="L2">
      <style:text-properties fo:font-variant="normal" fo:text-transform="none" fo:color="#222222" style:font-name="Times" fo:font-size="12pt" fo:letter-spacing="normal" fo:font-style="normal" fo:font-weight="normal" officeooo:rsid="0006fa68" officeooo:paragraph-rsid="0007580d" style:font-size-asian="12pt" style:font-size-complex="12pt"/>
    </style:style>
    <style:style style:name="P11" style:family="paragraph" style:parent-style-name="Standard" style:list-style-name="L2">
      <style:text-properties fo:font-variant="normal" fo:text-transform="none" fo:color="#222222" style:font-name="Times" fo:font-size="12pt" fo:letter-spacing="normal" fo:font-style="normal" fo:font-weight="normal" officeooo:rsid="0007580d" officeooo:paragraph-rsid="0007580d" style:font-size-asian="12pt" style:font-size-complex="12pt"/>
    </style:style>
    <style:style style:name="P12" style:family="paragraph" style:parent-style-name="Standard" style:list-style-name="L2">
      <style:text-properties fo:font-variant="normal" fo:text-transform="none" fo:color="#0086b3" style:font-name="SFMono-Regular" fo:font-size="9pt" fo:letter-spacing="normal" fo:font-style="normal" fo:font-weight="normal" officeooo:rsid="0007580d" officeooo:paragraph-rsid="0007580d" style:font-size-asian="12pt" style:font-size-complex="12pt"/>
    </style:style>
    <style:style style:name="P13" style:family="paragraph" style:parent-style-name="Standard" style:list-style-name="L2">
      <style:text-properties officeooo:rsid="0007580d" officeooo:paragraph-rsid="0007580d"/>
    </style:style>
    <style:style style:name="T1" style:family="text">
      <style:text-properties officeooo:rsid="0004ea31"/>
    </style:style>
    <style:style style:name="T2" style:family="text">
      <style:text-properties fo:color="#222222"/>
    </style:style>
    <style:style style:name="T3" style:family="text">
      <style:text-properties fo:color="#222222" fo:font-style="italic"/>
    </style:style>
    <style:style style:name="T4" style:family="text">
      <style:text-properties fo:font-style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8ff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bstract:</text:p>
      <text:p text:style-name="P2">* To explore reinforcement learning in tetris</text:p>
      <text:p text:style-name="P2">* Use a Genetic Algorithm to <text:span text:style-name="T1">evolve</text:span> a population of weights for a fully <text:span text:style-name="T1">connected</text:span> feed forward network.</text:p>
      <text:p text:style-name="P2"/>
      <text:p text:style-name="P3">Introduction:</text:p>
      <text:p text:style-name="P3">* Say something about how games are interesting and automating them are interesting as well</text:p>
      <text:p text:style-name="P3">- maybe cite something like Mar/IO video</text:p>
      <text:p text:style-name="P3">* </text:p>
      <text:list xml:id="list8499718963891094236" text:style-name="L1">
        <text:list-item>
          <text:p text:style-name="P4">First paragraph:</text:p>
          <text:list>
            <text:list-item>
              <text:p text:style-name="P4">Say something about how games are interesting and automating them are interesting as well</text:p>
            </text:list-item>
            <text:list-item>
              <text:p text:style-name="P4">Detail that Tetris has 5 controls (flip, down, left, right, and set all the way down)</text:p>
            </text:list-item>
            <text:list-item>
              <text:p text:style-name="P4">Pieces are oddly shaped and, therefore, make it difficult to place pieces on board.</text:p>
              <text:list>
                <text:list-item>
                  <text:p text:style-name="P4">AI’s struggle not being greedy (making a decision good for the short term but not in the long term)</text:p>
                </text:list-item>
              </text:list>
            </text:list-item>
          </text:list>
        </text:list-item>
        <text:list-item>
          <text:p text:style-name="P5">Second paragraph</text:p>
          <text:list>
            <text:list-item>
              <text:p text:style-name="P6">The problem is very <text:span text:style-name="T5">well</text:span> investigated.</text:p>
            </text:list-item>
            <text:list-item>
              <text:p text:style-name="P5">Elaborate how many papers used RL. Ours is a little unique because it used GA to evolve weights for an ANN that is fully connected and feedforward (no backpropagation)</text:p>
              <text:list>
                <text:list-item>
                  <text:p text:style-name="P5">Some used strictly GA</text:p>
                  <text:list>
                    <text:list-item>
                      <text:p text:style-name="P7">Phon-Amnuaisuk S. (2014) GA-Tetris Bot: Evolving a Better Tetris Gameplay Using Adaptive Evaluation Scheme. In: Loo C.K., Yap K.S., Wong K.W., Beng Jin A.T., Huang K. (eds) Neural Information Processing. ICONIP 2014. Lecture Notes in Computer Science, vol 8836. Springer, Cham</text:p>
                    </text:list-item>
                  </text:list>
                </text:list-item>
                <text:list-item>
                  <text:p text:style-name="P7">But a lot used Reinforcement learning (what we used but with GA)</text:p>
                  <text:list>
                    <text:list-item>
                      <text:p text:style-name="P7"><text:span text:style-name="T2">Carr, Donald. "Adapting reinforcement learning to Tetris." </text:span><text:span text:style-name="T3">BSc (Honours) Thesis, Rhodes University</text:span><text:span text:style-name="T2"> (2005).</text:span></text:p>
                    </text:list-item>
                    <text:list-item>
                      <text:p text:style-name="P8">Stevens, Matt, and Sabeek Pradhan. "Playing Tetris with Deep Reinforcement Learning."</text:p>
                    </text:list-item>
                    <text:list-item>
                      <text:p text:style-name="P8">Gao, Mingyu, et al. "TETRIS: Scalable and Efficient Neural Network Acceleration with 3D Memory." <text:span text:style-name="T4">Proceedings of the Twenty-Second International Conference on Architectural Support for Programming Languages and Operating Systems</text:span>. ACM, 2017.</text:p>
                    </text:list-item>
                    <text:list-item>
                      <text:p text:style-name="P8">Lundgaard, Nicholas, and Brian McKee. <text:span text:style-name="T4">Reinforcement learning and neural networks for Tetris</text:span>. Technical Report, University of Oklahoma, 2006.</text:p>
                    </text:list-item>
                  </text:list>
                </text:list-item>
              </text:list>
            </text:list-item>
          </text:list>
        </text:list-item>
      </text:list>
      <text:p text:style-name="P1">Methodology:</text:p>
      <text:list xml:id="list6113074041813837909" text:style-name="L2">
        <text:list-item>
          <text:p text:style-name="P9">Used a genetic <text:span text:style-name="T6">algorithm</text:span> with framework DEAP.</text:p>
        </text:list-item>
        <text:list-item>
          <text:p text:style-name="P9">Used Dr. Tutum’s ANN class</text:p>
        </text:list-item>
        <text:list-item>
          <text:p text:style-name="P10">Changed Al Sweigart’s open source tetris game called, tetromino to </text:p>
          <text:list>
            <text:list-item>
              <text:p text:style-name="P10">no longer have music (which is an expensive operation when running many games)</text:p>
            </text:list-item>
            <text:list-item>
              <text:p text:style-name="P11">play way faster (changed FP from 25 to 100)</text:p>
            </text:list-item>
            <text:list-item>
              <text:p text:style-name="P11"><text:soft-page-break/>increased move speed constants</text:p>
              <text:list>
                <text:list-item>
                  <text:p text:style-name="P12">MOVESIDEWAYSFREQ to .02</text:p>
                </text:list-item>
                <text:list-item>
                  <text:p text:style-name="P12">MOVEDOWNFREQ to .02</text:p>
                </text:list-item>
              </text:list>
            </text:list-item>
          </text:list>
        </text:list-item>
        <text:list-item>
          <text:p text:style-name="P13">Created a population of 50 <text:s/>sets of weights for ANN, all initailized with random weights [0,1)</text:p>
        </text:list-item>
        <text:list-item>
          <text:p text:style-name="P13">Have the ANN calculate five floating-point outputs</text:p>
          <text:list>
            <text:list-item>
              <text:p text:style-name="P13">The max value of all the weights dictates the action.</text:p>
            </text:list-item>
            <text:list-item>
              <text:p text:style-name="P13">For example if the output known to flip the orientation was of the highest value, then the falling tetris piece would flip and so on.</text:p>
            </text:list-item>
          </text:list>
        </text:list-item>
        <text:list-item>
          <text:p text:style-name="P13">After each generation, tounament style selection took place.</text:p>
          <text:list>
            <text:list-item>
              <text:p text:style-name="P13">Best two were mated using two point crossover</text:p>
            </text:list-item>
            <text:list-item>
              <text:p text:style-name="P13">Mutation in their genomes was performed by mutation gaussian.</text:p>
              <text:list>
                <text:list-item>
                  <text:p text:style-name="P13">10% mutation rate</text:p>
                </text:list-item>
                <text:list-item>
                  <text:p text:style-name="P13">50% <text:s/>standard deviation <text:span text:style-name="T6">for the </text:span><text:s/>gaussian addition mutation</text:p>
                </text:list-item>
                <text:list-item>
                  <text:p text:style-name="P13">1% <text:s/>independent <text:span text:style-name="T6">probability</text:span> of each piece of the floating point number being mutated</text:p>
                </text:list-item>
                <text:list-item>
                  <text:p text:style-name="P13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6:12:29.574296683</meta:creation-date>
    <dc:date>2017-04-30T17:19:28.700489780</dc:date>
    <meta:editing-duration>PT14M5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42" meta:word-count="478" meta:character-count="2860" meta:non-whitespace-character-count="2451"/>
  </office:meta>
</office:document-meta>
</file>